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horndale AMT1" svg:font-family="'Thorndale AMT'" style:font-family-generic="roman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Nimbus Roman No9 L" svg:font-family="'Nimbus Roman No9 L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FreeSans" svg:font-family="FreeSans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394cm" table:align="left"/>
    </style:style>
    <style:style style:name="Таблица1.A" style:family="table-column">
      <style:table-column-properties style:column-width="6.098cm"/>
    </style:style>
    <style:style style:name="Таблица1.B" style:family="table-column">
      <style:table-column-properties style:column-width="10.296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6.401cm" style:rel-width="100%" table:align="left"/>
    </style:style>
    <style:style style:name="Таблица2.A" style:family="table-column">
      <style:table-column-properties style:column-width="4.015cm" style:rel-column-width="2276*"/>
    </style:style>
    <style:style style:name="Таблица2.B" style:family="table-column">
      <style:table-column-properties style:column-width="3.242cm" style:rel-column-width="1838*"/>
    </style:style>
    <style:style style:name="Таблица2.C" style:family="table-column">
      <style:table-column-properties style:column-width="9.144cm" style:rel-column-width="5184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P2" style:family="paragraph" style:parent-style-name="Code">
      <style:text-properties officeooo:rsid="001161ba" officeooo:paragraph-rsid="001161ba"/>
    </style:style>
    <style:style style:name="P3" style:family="paragraph" style:parent-style-name="Code">
      <style:text-properties officeooo:paragraph-rsid="0012caec"/>
    </style:style>
    <style:style style:name="P4" style:family="paragraph" style:parent-style-name="Code">
      <style:text-properties officeooo:rsid="00139f09" officeooo:paragraph-rsid="00139f09"/>
    </style:style>
    <style:style style:name="P5" style:family="paragraph" style:parent-style-name="Code">
      <style:text-properties officeooo:rsid="00139f09" officeooo:paragraph-rsid="00159696"/>
    </style:style>
    <style:style style:name="P6" style:family="paragraph" style:parent-style-name="Code">
      <style:text-properties officeooo:rsid="0015dca5" officeooo:paragraph-rsid="0015dca5"/>
    </style:style>
    <style:style style:name="P7" style:family="paragraph" style:parent-style-name="Code">
      <style:text-properties officeooo:paragraph-rsid="0015ea03"/>
    </style:style>
    <style:style style:name="P8" style:family="paragraph" style:parent-style-name="Footnote">
      <style:text-properties officeooo:rsid="00159696" officeooo:paragraph-rsid="00159696"/>
    </style:style>
    <style:style style:name="P9" style:family="paragraph" style:parent-style-name="Code_20_with_20_indents">
      <style:paragraph-properties>
        <style:tab-stops>
          <style:tab-stop style:position="3cm"/>
          <style:tab-stop style:position="3.891cm"/>
        </style:tab-stops>
      </style:paragraph-properties>
    </style:style>
    <style:style style:name="P10" style:family="paragraph" style:parent-style-name="Code_20_with_20_indents">
      <style:paragraph-properties>
        <style:tab-stops>
          <style:tab-stop style:position="3cm"/>
          <style:tab-stop style:position="3.891cm"/>
        </style:tab-stops>
      </style:paragraph-properties>
      <style:text-properties officeooo:paragraph-rsid="0012caec"/>
    </style:style>
    <style:style style:name="P11" style:family="paragraph" style:parent-style-name="Code_20_with_20_indents">
      <style:paragraph-properties>
        <style:tab-stops>
          <style:tab-stop style:position="3cm"/>
          <style:tab-stop style:position="3.891cm"/>
        </style:tab-stops>
      </style:paragraph-properties>
      <style:text-properties officeooo:paragraph-rsid="0012caec"/>
    </style:style>
    <style:style style:name="P12" style:family="paragraph" style:parent-style-name="Code_20_with_20_indents">
      <style:paragraph-properties>
        <style:tab-stops>
          <style:tab-stop style:position="3cm"/>
          <style:tab-stop style:position="3.891cm"/>
        </style:tab-stops>
      </style:paragraph-properties>
      <style:text-properties officeooo:paragraph-rsid="00151c7f"/>
    </style:style>
    <style:style style:name="T1" style:family="text">
      <style:text-properties fo:color="#000000" style:text-underline-style="non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161ba" style:font-style-asian="normal" style:font-style-complex="normal"/>
    </style:style>
    <style:style style:name="T4" style:family="text">
      <style:text-properties fo:font-style="normal" officeooo:rsid="0011ef23" style:font-style-asian="normal" style:font-style-complex="normal"/>
    </style:style>
    <style:style style:name="T5" style:family="text">
      <style:text-properties fo:font-style="normal" officeooo:rsid="0012caec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161ba" style:font-style-asian="italic" style:font-style-complex="italic"/>
    </style:style>
    <style:style style:name="T8" style:family="text">
      <style:text-properties officeooo:rsid="000e36be"/>
    </style:style>
    <style:style style:name="T9" style:family="text">
      <style:text-properties officeooo:rsid="001161ba"/>
    </style:style>
    <style:style style:name="T10" style:family="text">
      <style:text-properties officeooo:rsid="001161ba" style:font-style-asian="normal" style:font-style-complex="normal"/>
    </style:style>
    <style:style style:name="T11" style:family="text">
      <style:text-properties officeooo:rsid="0011ef23" style:font-style-asian="normal" style:font-style-complex="normal"/>
    </style:style>
    <style:style style:name="T12" style:family="text">
      <style:text-properties officeooo:rsid="0012caec" style:font-style-asian="normal" style:font-style-complex="normal"/>
    </style:style>
    <style:style style:name="T13" style:family="text">
      <style:text-properties officeooo:rsid="00151c7f" style:font-style-asian="normal" style:font-style-complex="normal"/>
    </style:style>
    <style:style style:name="T14" style:family="text">
      <style:text-properties officeooo:rsid="00139f09"/>
    </style:style>
    <style:style style:name="T15" style:family="text">
      <style:text-properties style:font-style-asian="italic" style:font-style-complex="italic"/>
    </style:style>
    <style:style style:name="T16" style:family="text">
      <style:text-properties officeooo:rsid="00159696" style:font-style-asian="italic" style:font-style-complex="italic"/>
    </style:style>
    <style:style style:name="T17" style:family="text">
      <style:text-properties officeooo:rsid="0015dca5" style:font-style-asian="italic" style:font-style-complex="italic"/>
    </style:style>
    <style:style style:name="T18" style:family="text">
      <style:text-properties officeooo:rsid="00159696"/>
    </style:style>
    <style:style style:name="T19" style:family="text">
      <style:text-properties officeooo:rsid="0015ea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Командная строка</text:h>
      <text:p text:style-name="Первый_20_абзац">Вместе с языком идут программы для работы из командной строки, в частности lang2 и lang2.bat, первая для запуска в ОС LINUX (bash скрипт), вторая в WINDOWS, для запуска необходима установленная JAVA версии 1.6 или выше. Ниже дается описание как запускать.</text:p>
      <text:h text:style-name="Heading_20_2" text:outline-level="2">Синтаксис</text:h>
      <text:p text:style-name="P9"><text:span text:style-name="T9">Запуск <text:tab/>::=<text:tab/>Вызов_java</text:span> <text:span text:style-name="T9">{опции}</text:span> [скрипт_файл] <text:span text:style-name="T8">['</text:span><text:span text:style-name="Code_20_string_20_const"><text:span text:style-name="T8">--</text:span></text:span><text:span text:style-name="T8">'] [аргументы]</text:span></text:p>
      <text:p text:style-name="P9"><text:span text:style-name="T9">Вызов_java<text:tab/></text:span>::<text:span text:style-name="T9">=<text:tab/>'</text:span><text:span text:style-name="Code_20_string_20_const"><text:span text:style-name="T9">lang2</text:span></text:span><text:span text:style-name="T9">' | '</text:span><text:span text:style-name="Code_20_string_20_const"><text:span text:style-name="T10">java</text:span></text:span><text:span text:style-name="T7">' </text:span><text:span text:style-name="T3">указание_cp </text:span><text:span text:style-name="T4">| '</text:span><text:span text:style-name="Code_20_string_20_const"><text:span text:style-name="T11">java</text:span></text:span><text:span text:style-name="T4">' указание_jar</text:span></text:p>
      <text:p text:style-name="P10"><text:span text:style-name="T3">указание_cp<text:tab/>::</text:span><text:span text:style-name="T5">=<text:tab/>'</text:span><text:span text:style-name="Code_20_string_20_const"><text:span text:style-name="T12">-cp</text:span></text:span><text:span text:style-name="T5">' указание_пути_к_классам главный_java_класс</text:span></text:p>
      <text:p text:style-name="P10"><text:span text:style-name="T4">указание_jar<text:tab/></text:span><text:span text:style-name="T5">::=<text:tab/>'</text:span><text:span text:style-name="Code_20_string_20_const"><text:span text:style-name="T12">-jar</text:span></text:span><text:span text:style-name="T5">' указание_пути_к_jar</text:span></text:p>
      <text:p text:style-name="P10"><text:span text:style-name="T5">главный_java_класс ::= '</text:span><text:span text:style-name="Code_20_string_20_const"><text:span text:style-name="T12">lang2.cli.CLI</text:span></text:span><text:span text:style-name="T5">'</text:span></text:p>
      <text:p text:style-name="P10"><text:span text:style-name="T5">указание_пути_к_классам ::= </text:span><text:span text:style-name="Code_20_Comment"><text:span text:style-name="T12">путь_к_jar</text:span></text:span><text:span text:style-name="T5"> { разделитель </text:span><text:span text:style-name="Code_20_Comment"><text:span text:style-name="T12">путь_к_jar</text:span></text:span><text:span text:style-name="T5"> }</text:span></text:p>
      <text:p text:style-name="P10"><text:span text:style-name="T5">указание_пути_к_jar ::= </text:span><text:span text:style-name="Code_20_Comment"><text:span text:style-name="T12">путь_к_jar</text:span></text:span></text:p>
      <text:p text:style-name="P10"><text:span text:style-name="T5">разделитель<text:tab/>::=<text:tab/>'</text:span><text:span text:style-name="Code_20_string_20_const"><text:span text:style-name="T12">;</text:span></text:span><text:span text:style-name="T5">' </text:span><text:span text:style-name="Code_20_Comment"><text:span text:style-name="T12">Для ОС Windows</text:span></text:span></text:p>
      <text:p text:style-name="P10"><text:span text:style-name="T5"><text:tab/>|<text:tab/>'</text:span><text:span text:style-name="Code_20_string_20_const"><text:span text:style-name="T12">:</text:span></text:span><text:span text:style-name="T5">' </text:span><text:span text:style-name="Code_20_Comment"><text:span text:style-name="T12">Для остальных ОС</text:span></text:span></text:p>
      <text:p text:style-name="P12"><text:span text:style-name="T13">путь_к_jar<text:tab/>::= </text:span><text:span text:style-name="Code_20_Comment"><text:span text:style-name="T13">путь к файлу/файлам jar входящих в состав дистрибутива</text:span></text:span></text:p>
      <text:h text:style-name="Heading_20_2" text:outline-level="2">Опции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-h</text:p>
            <text:p text:style-name="P3">-help</text:p>
          </table:table-cell>
          <table:table-cell table:style-name="Таблица1.A1" office:value-type="string">
            <text:p text:style-name="Table_20_Contents">Выводит справку по запуску</text:p>
          </table:table-cell>
        </table:table-row>
        <table:table-row>
          <table:table-cell table:style-name="Таблица1.A1" office:value-type="string">
            <text:p text:style-name="Code">-e <text:span text:style-name="Code_20_Comment"><text:span text:style-name="T15">Код</text:span></text:span></text:p>
            <text:p text:style-name="Code">--exp=<text:span text:style-name="Code_20_Comment"><text:span text:style-name="T15">Код</text:span></text:span></text:p>
          </table:table-cell>
          <table:table-cell table:style-name="Таблица1.A1" office:value-type="string">
            <text:p text:style-name="Table_20_Contents">Выражение которое необходимо выполнить</text:p>
          </table:table-cell>
        </table:table-row>
        <table:table-row>
          <table:table-cell table:style-name="Таблица1.A1" office:value-type="string">
            <text:p text:style-name="Code">-f <text:span text:style-name="Code_20_Comment"><text:span text:style-name="T15">Файл</text:span></text:span></text:p>
            <text:p text:style-name="Code">--file<text:span text:style-name="T8">=</text:span><text:span text:style-name="Code_20_Comment"><text:span text:style-name="T15">Файл</text:span></text:span></text:p>
          </table:table-cell>
          <table:table-cell table:style-name="Таблица1.A1" office:value-type="string">
            <text:p text:style-name="Table_20_Contents">Файл с исходным кодом который необходимо выполнить</text:p>
          </table:table-cell>
        </table:table-row>
        <table:table-row>
          <table:table-cell table:style-name="Таблица1.A1" office:value-type="string">
            <text:p text:style-name="Code">-l <text:span text:style-name="Code_20_Comment"><text:span text:style-name="T15">Файл</text:span></text:span></text:p>
            <text:p text:style-name="Code">--log=<text:span text:style-name="Code_20_Comment"><text:span text:style-name="T15">Файл</text:span></text:span></text:p>
          </table:table-cell>
          <table:table-cell table:style-name="Таблица1.A1" office:value-type="string">
            <text:p text:style-name="Table_20_Contents">Файл куда будет записан лог</text:p>
          </table:table-cell>
        </table:table-row>
        <table:table-row>
          <table:table-cell table:style-name="Таблица1.A1" office:value-type="string">
            <text:p text:style-name="Code">--cs=<text:span text:style-name="Code_20_Comment"><text:span text:style-name="T15">Кодировка</text:span></text:span></text:p>
          </table:table-cell>
          <table:table-cell table:style-name="Таблица1.A1" office:value-type="string">
            <text:p text:style-name="Table_20_Contents">Указывает кодировку которая используется для чтения файлов со скриптами и записи лог файлов</text:p>
          </table:table-cell>
        </table:table-row>
        <table:table-row>
          <table:table-cell table:style-name="Таблица1.A1" office:value-type="string">
            <text:p text:style-name="Code">--charsets</text:p>
          </table:table-cell>
          <table:table-cell table:style-name="Таблица1.A1" office:value-type="string">
            <text:p text:style-name="Table_20_Contents">Выводит список доступных кодировок</text:p>
          </table:table-cell>
        </table:table-row>
        <table:table-row>
          <table:table-cell table:style-name="Таблица1.A1" office:value-type="string">
            <text:p text:style-name="Code">--endl=<text:span text:style-name="Code_20_Comment"><text:span text:style-name="T16">default | windows | linux | mac | other</text:span></text:span></text:p>
          </table:table-cell>
          <table:table-cell table:style-name="Таблица1.A1" office:value-type="string">
            <text:p text:style-name="Table_20_Contents">Указывает символы перевода строк <text:span text:style-name="T18">(CR+LF</text:span><text:span text:style-name="T18"><text:note text:id="ftn0" text:note-class="footnote"><text:note-citation>1</text:note-citation><text:note-body><text:p text:style-name="P8">Символы обозначающие перевод строк, обычно \n на unix системах, и \r\n на windows.<text:line-break/>см. <text:a xlink:type="simple" xlink:href="http://ru.wikipedia.org/wiki/Перевод_строки">http://ru.wikipedia.org/wiki/Перевод_строки</text:a></text:p></text:note-body></text:note></text:span><text:span text:style-name="T18">)</text:span> используемые при выводе на консоль (STDIO) и в лог. Возможны следующие значения: windows, linux, mac, other, default</text:p>
          </table:table-cell>
        </table:table-row>
        <table:table-row>
          <table:table-cell table:style-name="Таблица1.A1" office:value-type="string">
            <text:p text:style-name="Code">-i</text:p>
            <text:p text:style-name="Code">--interactive</text:p>
          </table:table-cell>
          <table:table-cell table:style-name="Таблица1.A1" office:value-type="string">
            <text:p text:style-name="Table_20_Contents">Интерактивный режим работы</text:p>
          </table:table-cell>
        </table:table-row>
        <table:table-row>
          <table:table-cell table:style-name="Таблица1.A1" office:value-type="string">
            <text:p text:style-name="Code">--skipHello</text:p>
          </table:table-cell>
          <table:table-cell table:style-name="Таблица1.A1" office:value-type="string">
            <text:p text:style-name="Table_20_Contents">Отключает вывод подсказки в интерактивном режиме</text:p>
          </table:table-cell>
        </table:table-row>
        <text:soft-page-break/>
        <table:table-row>
          <table:table-cell table:style-name="Таблица1.A1" office:value-type="string">
            <text:p text:style-name="P2">--DynamicCL=<text:span text:style-name="Code_20_Comment"><text:span text:style-name="T15">true </text:span></text:span><text:span text:style-name="Code_20_Comment"><text:span text:style-name="T17">| </text:span></text:span><text:span text:style-name="Code_20_Comment"><text:span text:style-name="T15">false</text:span></text:span></text:p>
          </table:table-cell>
          <table:table-cell table:style-name="Таблица1.A1" office:value-type="string">
            <text:p text:style-name="Table_20_Contents"/>
          </table:table-cell>
        </table:table-row>
        <table:table-row>
          <table:table-cell table:style-name="Таблица1.A1" office:value-type="string">
            <text:p text:style-name="P4">--AddDynCP=<text:span text:style-name="Code_20_Comment"><text:span text:style-name="T15">Путь</text:span></text:span></text:p>
          </table:table-cell>
          <table:table-cell table:style-name="Таблица1.A1" office:value-type="string">
            <text:p text:style-name="Table_20_Contents"/>
          </table:table-cell>
        </table:table-row>
        <table:table-row>
          <table:table-cell table:style-name="Таблица1.A1" office:value-type="string">
            <text:p text:style-name="P4">-<text:span text:style-name="T18">c </text:span><text:bookmark-start text:name="__DdeLink__2127_1721063990"/><text:span text:style-name="Code_20_Comment"><text:span text:style-name="T18">Файл</text:span></text:span><text:bookmark-end text:name="__DdeLink__2127_1721063990"/></text:p>
            <text:p text:style-name="P5">--<text:span text:style-name="T18">config=</text:span><text:span text:style-name="Code_20_Comment"><text:span text:style-name="T18">Файл</text:span></text:span></text:p>
          </table:table-cell>
          <table:table-cell table:style-name="Таблица1.A1" office:value-type="string">
            <text:p text:style-name="Table_20_Contents"/>
          </table:table-cell>
        </table:table-row>
        <table:table-row>
          <table:table-cell table:style-name="Таблица1.A1" office:value-type="string">
            <text:p text:style-name="P6">--userInitScripts=<text:span text:style-name="Code_20_Comment">true|false</text:span></text:p>
          </table:table-cell>
          <table:table-cell table:style-name="Таблица1.A1" office:value-type="string">
            <text:p text:style-name="Table_20_Contents"/>
          </table:table-cell>
        </table:table-row>
        <table:table-row>
          <table:table-cell table:style-name="Таблица1.A1" office:value-type="string">
            <text:p text:style-name="P6">--consoleClass=<text:span text:style-name="Code_20_Comment">java_класс</text:span></text:p>
          </table:table-cell>
          <table:table-cell table:style-name="Таблица1.A1" office:value-type="string">
            <text:p text:style-name="Table_20_Contents"/>
          </table:table-cell>
        </table:table-row>
      </table:table>
      <text:p text:style-name="Text_20_body"/>
      <text:p text:style-name="Text_20_body">Опции можно не указывать, после опций можно указать файл со скриптом что бы его запустить на исполнение.</text:p>
      <text:h text:style-name="Heading_20_2" text:outline-level="2">Пример<text:span text:style-name="T14">ы</text:span></text:h>
      <text:h text:style-name="Heading_20_3" text:outline-level="3">Интерактивный режим</text:h>
      <text:p text:style-name="P7"><text:span text:style-name="T19">[user@debian samples]$</text:span> lang2 -i </text:p>
      <text:p text:style-name="Code">Для завершения работы наберите exit() и нажмите ENTER </text:p>
      <text:p text:style-name="Code">Для справки наберите help( "help" ) и нажмите ENTER </text:p>
      <text:p text:style-name="Code_20_input">L2&gt; 1 + 2 </text:p>
      <text:p text:style-name="Code_20_output">3 </text:p>
      <text:p text:style-name="Code_20_input">L2&gt; exit() </text:p>
      <text:p text:style-name="Code_20_output">null </text:p>
      <text:h text:style-name="Heading_20_2" text:outline-level="2">Объекты командной строки</text:h>
      <text:h text:style-name="Heading_20_3" text:outline-level="3">cli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Table_20_Heading">Свойство</text:p>
          </table:table-cell>
          <table:table-cell table:style-name="Таблица2.A1" office:value-type="string">
            <text:p text:style-name="Table_20_Heading">Тип</text:p>
          </table:table-cell>
          <table:table-cell table:style-name="Таблица2.C1" office:value-type="string">
            <text:p text:style-name="Table_20_Heading">Описание</text:p>
          </table:table-cell>
        </table:table-row>
        <table:table-row>
          <table:table-cell table:style-name="Таблица2.A2" office:value-type="string">
            <text:p text:style-name="Table_20_Contents">evalCommand</text:p>
          </table:table-cell>
          <table:table-cell table:style-name="Таблица2.A2" office:value-type="string">
            <text:p text:style-name="Table_20_Contents"><text:bookmark-start text:name="__DdeLink__227_521798955"/>Строка<text:bookmark-end text:name="__DdeLink__227_521798955"/></text:p>
          </table:table-cell>
          <table:table-cell table:style-name="Таблица2.C2" office:value-type="string">
            <text:p text:style-name="Table_20_Contents">Указывает строку после введения которой начнется исполнение, либо null для немедленного выполнения введенного кода.</text:p>
          </table:table-cell>
        </table:table-row>
        <table:table-row>
          <table:table-cell table:style-name="Таблица2.A2" office:value-type="string">
            <text:p text:style-name="Table_20_Contents">prompt</text:p>
          </table:table-cell>
          <table:table-cell table:style-name="Таблица2.A2" office:value-type="string">
            <text:p text:style-name="Table_20_Contents">Строка</text:p>
          </table:table-cell>
          <table:table-cell table:style-name="Таблица2.C2" office:value-type="string">
            <text:p text:style-name="Table_20_Contents">Подсказка отображаемая при введение кода, обычно это «L2&gt; »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horndale AMT1" svg:font-family="'Thorndale AMT'" style:font-family-generic="roman"/>
    <style:font-face style:name="Courier 10 Pitch" svg:font-family="'Courier 10 Pitch'" style:font-adornments="Обычный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Nimbus Roman No9 L" svg:font-family="'Nimbus Roman No9 L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adornments="cursiva" style:font-family-generic="roman" style:font-pitch="variable"/>
    <style:font-face style:name="FreeSans" svg:font-family="FreeSans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ru" fo:country="RU" style:letter-kerning="true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left="0cm" fo:margin-right="0cm" fo:margin-top="0cm" fo:margin-bottom="0.212cm" style:contextual-spacing="false" fo:text-align="justify" style:justify-single-word="false" fo:orphans="0" fo:widows="0" fo:text-indent="0cm" style:auto-text-indent="false" style:page-number="auto" fo:background-color="transparent" style:shadow="none" fo:keep-with-next="auto">
        <style:tab-stops/>
        <style:drop-cap/>
        <style:background-image/>
      </style:paragraph-properties>
      <style:text-properties fo:font-size="13pt" fo:letter-spacing="normal" style:font-size-asian="10.5pt"/>
    </style:style>
    <style:style style:name="Title" style:family="paragraph" style:parent-style-name="Standard" style:next-style-name="Первый_20_абзац" style:class="chapter" style:master-page-name="">
      <style:paragraph-properties fo:margin-left="0cm" fo:margin-right="0cm" fo:margin-top="0.423cm" fo:margin-bottom="0.212cm" style:contextual-spacing="false" fo:orphans="0" fo:widows="0" fo:text-indent="0cm" style:auto-text-indent="false" style:page-number="auto" style:shadow="none" fo:keep-with-next="always"/>
      <style:text-properties style:font-name="Times New Roman" fo:font-family="'Times New Roman'" style:font-style-name="cursiva" style:font-family-generic="roman" style:font-pitch="variable" fo:font-size="14pt" fo:font-style="italic" fo:font-weight="bold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de" style:family="paragraph" style:parent-style-name="Standard" style:auto-update="true" style:list-style-name="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 fo:padding="0.101cm" fo:border-left="2.49pt solid #000000" fo:border-right="none" fo:border-top="none" fo:border-bottom="none" style:shadow="none" style:text-autospace="none">
        <style:tab-stops>
          <style:tab-stop style:position="0.75cm"/>
          <style:tab-stop style:position="1.499cm"/>
          <style:tab-stop style:position="2.251cm"/>
          <style:tab-stop style:position="3cm"/>
          <style:tab-stop style:position="3.75cm"/>
          <style:tab-stop style:position="4.5cm"/>
        </style:tab-stops>
        <style:background-image/>
      </style:paragraph-properties>
      <style:text-properties style:font-name="Liberation Mono" fo:font-family="'Liberation Mono'" style:font-style-name="Обычный" style:font-family-generic="modern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Heading_20_2" style:display-name="Heading 2" style:family="paragraph" style:parent-style-name="Title" style:next-style-name="Первый_20_абзац" style:auto-update="true" style:default-outline-level="2" style:class="text" style:master-page-name="">
      <style:paragraph-properties fo:orphans="2" fo:widows="2" style:page-number="auto" fo:background-color="transparent" fo:padding="0cm" fo:border="none" style:shadow="none" style:join-border="false">
        <style:background-image/>
      </style:paragraph-properties>
      <style:text-properties fo:font-size="22pt"/>
    </style:style>
    <style:style style:name="Heading_20_1" style:display-name="Heading 1" style:family="paragraph" style:parent-style-name="Title" style:next-style-name="Первый_20_абзац" style:auto-update="true" style:default-outline-level="1" style:class="text" style:master-page-name="">
      <style:paragraph-properties fo:orphans="0" fo:widows="0" style:page-number="auto" fo:break-before="auto" fo:break-after="auto" fo:keep-with-next="auto"/>
      <style:text-properties fo:font-size="26pt"/>
    </style:style>
    <style:style style:name="Heading_20_3" style:display-name="Heading 3" style:family="paragraph" style:parent-style-name="Title" style:next-style-name="Первый_20_абзац" style:auto-update="true" style:default-outline-level="3" style:class="text" style:master-page-name="">
      <style:paragraph-properties style:page-number="auto" fo:padding="0cm" fo:border="none" style:shadow="none" style:join-border="false"/>
      <style:text-properties fo:font-size="18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next-style-name="Text_20_body" style:auto-update="true" style:class="text" style:master-page-name="">
      <style:paragraph-properties fo:margin-left="0cm" fo:margin-right="0cm" fo:margin-top="0cm" fo:margin-bottom="0cm" style:contextual-spacing="false" fo:text-indent="0cm" style:auto-text-indent="false" style:page-number="auto" fo:background-color="transparent">
        <style:drop-cap style:lines="2" style:distance="0.101cm"/>
        <style:background-image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Title" style:next-style-name="Первый_20_абзац" style:auto-update="true" style:default-outline-level="4" style:class="text">
      <style:paragraph-properties fo:padding="0cm" fo:border="none" style:shadow="none" style:join-border="false"/>
      <style:text-properties fo:font-size="16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First_20_line_20_indent" style:auto-update="true" style:default-outline-level="5" style:class="text">
      <style:paragraph-properties fo:padding="0cm" fo:border="none" style:shadow="none"/>
      <style:text-properties fo:font-size="16pt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Первый_20_абзац" style:display-name="Первый абзац" style:family="paragraph" style:parent-style-name="Text_20_body" style:next-style-name="Text_20_body" style:auto-update="true" style:class="text">
      <style:paragraph-properties fo:margin-left="0cm" fo:margin-right="0cm" fo:margin-top="0cm" fo:margin-bottom="0cm" style:contextual-spacing="false" fo:text-indent="0cm" style:auto-text-indent="false">
        <style:drop-cap style:lines="2" style:distance="0.199cm"/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Code_20_with_20_indents" style:display-name="Code with indents" style:family="paragraph" style:parent-style-name="Code" style:list-style-name="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.101cm" fo:border-left="2.49pt solid #000000" fo:border-right="none" fo:border-top="none" fo:border-bottom="none" style:shadow="none" style:text-autospace="none">
        <style:background-image/>
      </style:paragraph-properties>
    </style:style>
    <style:style style:name="Code_20_input" style:display-name="Code input" style:family="paragraph" style:parent-style-name="Code_20_with_20_indents">
      <style:paragraph-properties fo:padding="0.101cm" fo:border-left="2.49pt solid #3333ff" fo:border-right="none" fo:border-top="none" fo:border-bottom="none" style:shadow="none"/>
      <style:text-properties style:font-name="Liberation Mono" fo:font-family="'Liberation Mono'" style:font-style-name="Обычный" style:font-family-generic="modern" style:font-pitch="fixed"/>
    </style:style>
    <style:style style:name="Code_20_output" style:display-name="Code output" style:family="paragraph" style:parent-style-name="Code_20_with_20_indents" style:master-page-name="">
      <style:paragraph-properties style:page-number="auto" fo:background-color="#e6e6e6" fo:padding="0.049cm" fo:border-left="2.49pt solid #99ff66" fo:border-right="none" fo:border-top="none" fo:border-bottom="none" style:shadow="none" style:join-border="true">
        <style:background-image/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Code_20_Comment" style:display-name="Code Comment" style:family="text">
      <style:text-properties style:font-name="FreeSans" fo:font-family="FreeSans" style:font-style-name="Курсив" style:font-family-generic="swiss" style:font-pitch="variable" fo:font-size="9pt" fo:language="rue" fo:country="SK" fo:font-style="italic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Input" style:display-name="Code Input" style:family="text">
      <style:text-properties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Key_20_Word" style:display-name="Code Key Word" style:family="text">
      <style:text-properties style:font-name="Courier 10 Pitch" fo:font-family="'Courier 10 Pitch'" style:font-style-name="Обычный" style:font-pitch="fixed" fo:font-size="9pt" fo:font-style="italic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Numbering_20_Symbols" style:display-name="Numbering Symbols" style:family="text"/>
    <style:style style:name="Code_20_string_20_const" style:display-name="Code string const" style:family="text">
      <style:text-properties fo:color="#5e11a6" style:font-name="Courier 10 Pitch" fo:font-family="'Courier 10 Pitch'" style:font-style-name="Обычный" style:font-pitch="fixed" fo:font-size="9pt" fo:font-style="normal" fo:font-weight="bold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Code_20_output" style:display-name="Code output" style:family="text">
      <style:text-properties fo:color="#000080" style:font-name="Courier 10 Pitch" fo:font-family="'Courier 10 Pitch'" style:font-style-name="Обычный" style:font-pitch="fixed" fo:font-size="9pt" fo:font-style="normal" fo:font-weight="normal" style:font-name-asian="FreeMono" style:font-family-asian="FreeMono" style:font-family-generic-asian="modern" style:font-pitch-asian="fixed" style:font-size-asian="9pt" style:font-name-complex="FreeMono" style:font-family-complex="FreeMono" style:font-family-generic-complex="modern" style:font-pitch-complex="fixed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88cm 0.035cm" fo:padding="0cm" fo:border-left="none" fo:border-right="none" fo:border-top="none" fo:border-bottom="3.54pt double #000000" style:shadow="none"/>
      <style:text-properties fo:font-style="italic" style:font-style-asian="italic" style:font-style-complex="italic"/>
    </style:style>
    <style:style style:name="MT1" style:family="text">
      <style:text-properties fo:color="#000000" style:text-underline-style="none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.3cm" fo:margin-bottom="3.5cm" fo:margin-left="2.3cm" fo:margin-right="2.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a xlink:type="simple" xlink:href="https://code.google.com/p/jgef/"><text:span text:style-name="MT1">https://code.google.com/p/jgef/</text:span></text:a><text:tab/><text:span text:style-name="MT2"><text:chapter text:display="name" text:outline-level="1">Командная строка</text:chapter></text:span><text:tab/>от <text:modification-date style:data-style-name="N84">2014-07-04</text:modification-date></text:p>
      </style:header>
      <style:footer>
        <text:p text:style-name="Footer"><text:tab/><text:tab/><text:span text:style-name="MT3"><text:page-number text:select-page="current">2</text:page-number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13T11:48:07</meta:creation-date>
    <meta:editing-duration>PT1H59M25S</meta:editing-duration>
    <meta:editing-cycles>22</meta:editing-cycles>
    <meta:generator>LibreOffice/4.2.5.2$Linux_X86_64 LibreOffice_project/61cb170a04bb1f12e77c884eab9192be736ec5f5</meta:generator>
    <meta:initial-creator>gocha </meta:initial-creator>
    <dc:date>2014-07-04T14:06:53.832979213</dc:date>
    <dc:creator>Георгий Камнев</dc:creator>
    <meta:document-statistic meta:table-count="2" meta:image-count="0" meta:object-count="0" meta:page-count="2" meta:paragraph-count="67" meta:word-count="323" meta:character-count="2287" meta:non-whitespace-character-count="2033"/>
    <meta:template xlink:type="simple" xlink:actuate="onRequest" xlink:title="Печатный односторонний вариант 1-1" xlink:href="../../../../../.openoffice.org/3/user/template/Печатный%20односторонний%20вариант%201-1.ott" meta:date="2011-01-13T11:48:05"/>
  </office:meta>
</office:document-meta>
</file>